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1" svg:font-family="'Open Sans', sans-serif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officeooo:paragraph-rsid="00243bb5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5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6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7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18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19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Standard" style:list-style-name="L1">
      <style:text-properties fo:color="#ff3333" fo:font-size="10pt" officeooo:rsid="003dcc4a" officeooo:paragraph-rsid="0029298c" style:font-size-asian="10pt" style:font-size-complex="10pt"/>
    </style:style>
    <style:style style:name="P21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9" style:family="paragraph" style:parent-style-name="Addressee">
      <style:text-properties officeooo:rsid="002b7139" officeooo:paragraph-rsid="002b7139"/>
    </style:style>
    <style:style style:name="T1" style:family="text">
      <style:text-properties officeooo:rsid="002285b7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5" style:family="text">
      <style:text-properties officeooo:rsid="001b7e3f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officeooo:rsid="002b08e3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Limoges</text:user-defined>, le <text:user-defined style:data-style-name="N76" text:name="Date Livraison">30 mai 2019</text:user-defined></text:p>
      <text:p text:style-name="P21"/>
      <text:p text:style-name="P21"/>
      <text:p text:style-name="P21"/>
      <text:p text:style-name="Standard"/>
      <text:p text:style-name="P15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646723268" text:style-name="L2">
              <text:list-item>
                <text:p text:style-name="P22">application web</text:p>
              </text:list-item>
              <text:list-item>
                <text:p text:style-name="P22">...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3182079694" text:style-name="L3">
              <text:list-item>
                <text:p text:style-name="P23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3116293084" text:style-name="L4">
              <text:list-item>
                <text:p text:style-name="P24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1886374504" text:style-name="L5">
              <text:list-item>
                <text:p text:style-name="P25"/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2143865970" text:style-name="L6">
              <text:list-item>
                <text:p text:style-name="P26"/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0/05/2019</text:user-defined></text:p>
      <text:p text:style-name="Table_20_Contents"/>
      <text:p text:style-name="P19">Date de la réception : ________________________</text:p>
      <text:p text:style-name="P5"/>
      <text:p text:style-name="P14">La réception est prononcée :</text:p>
      <text:p text:style-name="P18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7">Fait à <text:tab/><text:tab/><text:tab/>Pour <text:user-defined style:data-style-name="N0" text:name="Client">OC Pizza</text:user-defined></text:p>
      <text:p text:style-name="P16">Le <text:tab/><text:tab/><text:tab/><text:span text:style-name="T6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 Sans1" svg:font-family="'Open Sans', sans-serif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2b08e3"/>
    </style:style>
    <style:style style:name="MT4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{{RefInterne}}</text:user-defined></text:p>
              <text:p text:style-name="Addressee">Ref. Client : <text:user-defined style:data-style-name="N0" text:name="Projet - Ref Ext.">{{RefExterne}}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<text:span text:style-name="MT3">Motodev.org</text:span></text:p>
            </table:table-cell>
            <table:table-cell table:style-name="Tableau6.A1" office:value-type="string">
              <text:p text:style-name="MP9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13M40S</meta:editing-duration>
    <meta:editing-cycles>57</meta:editing-cycles>
    <meta:generator>LibreOffice/6.0.6.2$Windows_X86_64 LibreOffice_project/0c292870b25a325b5ed35f6b45599d2ea4458e77</meta:generator>
    <meta:initial-creator>Loïc GUIBERT</meta:initial-creator>
    <dc:date>2019-05-15T14:23:43.147000000</dc:date>
    <dc:subject>Livraison finale</dc:subject>
    <dc:title>Procés verbal de livraison</dc:title>
    <meta:document-statistic meta:table-count="6" meta:image-count="0" meta:object-count="0" meta:page-count="2" meta:paragraph-count="47" meta:word-count="179" meta:character-count="1052" meta:non-whitespace-character-count="909"/>
    <meta:user-defined meta:name="Client">OC Pizza</meta:user-defined>
    <meta:user-defined meta:name="Date Livraison" meta:value-type="date">2019-05-30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